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$A$9]*[.A2]" office:value-type="float" office:value="73913.0434782609" calcext:value-type="float">
            <text:p>73913,0434782609</text:p>
          </table:table-cell>
          <table:table-cell/>
          <table:table-cell table:formula="of:=[.B2]*0.6 + [.B3]*0.4 + [.B4]*0.3" office:value-type="float" office:value="62826.0869565218" calcext:value-type="float">
            <text:p>62826,0869565218</text:p>
          </table:table-cell>
          <table:table-cell office:value-type="string" calcext:value-type="string">
            <text:p>Б.А.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$A$9]*[.A3]" office:value-type="float" office:value="29565.2173913043" calcext:value-type="float">
            <text:p>29565,2173913043</text:p>
          </table:table-cell>
          <table:table-cell/>
          <table:table-cell table:formula="of:=[.B2]*0.3+[.B3]*0.4+[.B4]*0.3" office:value-type="float" office:value="40652.1739130435" calcext:value-type="float">
            <text:p>40652,1739130435</text:p>
          </table:table-cell>
          <table:table-cell office:value-type="string" calcext:value-type="string">
            <text:p>Д.Г.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$A$9]*[.A4]" office:value-type="float" office:value="22173.9130434783" calcext:value-type="float">
            <text:p>22173,9130434783</text:p>
          </table:table-cell>
          <table:table-cell/>
          <table:table-cell table:formula="of:=[.B4]*0.3" office:value-type="float" office:value="6652.17391304348" calcext:value-type="float">
            <text:p>6652,17391304348</text:p>
          </table:table-cell>
          <table:table-cell office:value-type="string" calcext:value-type="string">
            <text:p>С.И.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[.$A$9]*[.A5]" office:value-type="float" office:value="44347.8260869565" calcext:value-type="float">
            <text:p>44347,8260869565</text:p>
          </table:table-cell>
          <table:table-cell/>
          <table:table-cell table:formula="of:=[.B2]*0.1" office:value-type="float" office:value="7391.30434782609" calcext:value-type="float">
            <text:p>7391,30434782609</text:p>
          </table:table-cell>
          <table:table-cell office:value-type="string" calcext:value-type="string">
            <text:p>Алексеев</text:p>
          </table:table-cell>
        </table:table-row>
        <table:table-row table:style-name="ro1">
          <table:table-cell table:number-columns-repeated="3"/>
          <table:table-cell table:formula="of:=[.B3]*0.1" office:value-type="float" office:value="2956.52173913043" calcext:value-type="float">
            <text:p>2956,52173913043</text:p>
          </table:table-cell>
          <table:table-cell office:value-type="string" calcext:value-type="string">
            <text:p>Семёнов</text:p>
          </table:table-cell>
        </table:table-row>
        <table:table-row table:style-name="ro1">
          <table:table-cell table:formula="of:=SUM([.A2:.A5])" office:value-type="float" office:value="230000" calcext:value-type="float">
            <text:p>230000</text:p>
          </table:table-cell>
          <table:table-cell table:number-columns-repeated="4"/>
        </table:table-row>
        <table:table-row table:style-name="ro1">
          <table:table-cell office:value-type="float" office:value="170000" calcext:value-type="float">
            <text:p>170000</text:p>
          </table:table-cell>
          <table:table-cell table:number-columns-repeated="4"/>
        </table:table-row>
        <table:table-row table:style-name="ro1">
          <table:table-cell table:formula="of:=[.A8]/[.A7]" office:value-type="float" office:value="0.739130434782609" calcext:value-type="float">
            <text:p>0,7391304347826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00:42:13.120000000</meta:creation-date>
    <dc:date>2019-02-24T13:00:50.893000000</dc:date>
    <meta:editing-duration>PT12H8M27S</meta:editing-duration>
    <meta:editing-cycles>1</meta:editing-cycles>
    <meta:document-statistic meta:table-count="1" meta:cell-count="21" meta:object-count="0"/>
    <meta:generator>LibreOffice/6.1.0.3$Windows_x86 LibreOffice_project/efb621ed25068d70781dc026f7e9c5187a4decd1</meta:generator>
  </office:meta>
</office:document-meta>
</file>